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97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log_200_2_lo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Bubble</text:p>
          </table:table-cell>
          <table:table-cell office:value-type="float" office:value="2.101821" calcext:value-type="float">
            <text:p>2,101821</text:p>
          </table:table-cell>
          <table:table-cell/>
          <table:table-cell table:formula="of:=[.B1]" office:value-type="float" office:value="2.101821" calcext:value-type="float">
            <text:p>2,101821</text:p>
          </table:table-cell>
          <table:table-cell table:formula="of:=[.B2]" office:value-type="float" office:value="0.005117" calcext:value-type="float">
            <text:p>0,005117</text:p>
          </table:table-cell>
          <table:table-cell table:formula="of:=[.B3]" office:value-type="float" office:value="2.106953" calcext:value-type="float">
            <text:p>2,106953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5117" calcext:value-type="float">
            <text:p>0,005117</text:p>
          </table:table-cell>
          <table:table-cell/>
          <table:table-cell table:formula="of:=[.B5]" office:value-type="float" office:value="2.033638" calcext:value-type="float">
            <text:p>2,033638</text:p>
          </table:table-cell>
          <table:table-cell table:formula="of:=[.B6]" office:value-type="float" office:value="0.000346" calcext:value-type="float">
            <text:p>0,000346</text:p>
          </table:table-cell>
          <table:table-cell table:formula="of:=[.B7]" office:value-type="float" office:value="2.033996" calcext:value-type="float">
            <text:p>2,03399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.106953" calcext:value-type="float">
            <text:p>2,106953</text:p>
          </table:table-cell>
          <table:table-cell/>
          <table:table-cell table:formula="of:=[.B9]" office:value-type="float" office:value="2.264649" calcext:value-type="float">
            <text:p>2,264649</text:p>
          </table:table-cell>
          <table:table-cell table:formula="of:=[.B10]" office:value-type="float" office:value="0.000207" calcext:value-type="float">
            <text:p>0,000207</text:p>
          </table:table-cell>
          <table:table-cell table:formula="of:=[.B11]" office:value-type="float" office:value="2.264867" calcext:value-type="float">
            <text:p>2,264867</text:p>
          </table:table-cell>
        </table:table-row>
        <table:table-row table:style-name="ro1">
          <table:table-cell table:number-columns-repeated="3"/>
          <table:table-cell table:formula="of:=[.B13]" office:value-type="float" office:value="2.474272" calcext:value-type="float">
            <text:p>2,474272</text:p>
          </table:table-cell>
          <table:table-cell table:formula="of:=[.B14]" office:value-type="float" office:value="0.000211" calcext:value-type="float">
            <text:p>0,000211</text:p>
          </table:table-cell>
          <table:table-cell table:formula="of:=[.B15]" office:value-type="float" office:value="2.474495" calcext:value-type="float">
            <text:p>2,474495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2.033638" calcext:value-type="float">
            <text:p>2,033638</text:p>
          </table:table-cell>
          <table:table-cell/>
          <table:table-cell table:formula="of:=[.B17]" office:value-type="float" office:value="2.059535" calcext:value-type="float">
            <text:p>2,059535</text:p>
          </table:table-cell>
          <table:table-cell table:formula="of:=[.B18]" office:value-type="float" office:value="0.000191" calcext:value-type="float">
            <text:p>0,000191</text:p>
          </table:table-cell>
          <table:table-cell table:formula="of:=[.B19]" office:value-type="float" office:value="2.059736" calcext:value-type="float">
            <text:p>2,059736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346" calcext:value-type="float">
            <text:p>0,000346</text:p>
          </table:table-cell>
          <table:table-cell/>
          <table:table-cell table:formula="of:=[.B21]" office:value-type="float" office:value="2.302306" calcext:value-type="float">
            <text:p>2,302306</text:p>
          </table:table-cell>
          <table:table-cell table:formula="of:=[.B22]" office:value-type="float" office:value="0.000322" calcext:value-type="float">
            <text:p>0,000322</text:p>
          </table:table-cell>
          <table:table-cell table:formula="of:=[.B23]" office:value-type="float" office:value="2.302641" calcext:value-type="float">
            <text:p>2,30264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.033996" calcext:value-type="float">
            <text:p>2,033996</text:p>
          </table:table-cell>
          <table:table-cell/>
          <table:table-cell table:formula="of:=[.B25]" office:value-type="float" office:value="1.990347" calcext:value-type="float">
            <text:p>1,990347</text:p>
          </table:table-cell>
          <table:table-cell table:formula="of:=[.B26]" office:value-type="float" office:value="0.000227" calcext:value-type="float">
            <text:p>0,000227</text:p>
          </table:table-cell>
          <table:table-cell table:formula="of:=[.B27]" office:value-type="float" office:value="1.990586" calcext:value-type="float">
            <text:p>1,990586</text:p>
          </table:table-cell>
        </table:table-row>
        <table:table-row table:style-name="ro1">
          <table:table-cell table:number-columns-repeated="3"/>
          <table:table-cell table:formula="of:=[.B29]" office:value-type="float" office:value="1.939439" calcext:value-type="float">
            <text:p>1,939439</text:p>
          </table:table-cell>
          <table:table-cell table:formula="of:=[.B30]" office:value-type="float" office:value="0.000314" calcext:value-type="float">
            <text:p>0,000314</text:p>
          </table:table-cell>
          <table:table-cell table:formula="of:=[.B31]" office:value-type="float" office:value="1.939766" calcext:value-type="float">
            <text:p>1,939766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2.264649" calcext:value-type="float">
            <text:p>2,264649</text:p>
          </table:table-cell>
          <table:table-cell/>
          <table:table-cell table:formula="of:=[.B33]" office:value-type="float" office:value="2.411484" calcext:value-type="float">
            <text:p>2,411484</text:p>
          </table:table-cell>
          <table:table-cell table:formula="of:=[.B34]" office:value-type="float" office:value="0.000235" calcext:value-type="float">
            <text:p>0,000235</text:p>
          </table:table-cell>
          <table:table-cell table:formula="of:=[.B35]" office:value-type="float" office:value="2.411731" calcext:value-type="float">
            <text:p>2,411731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07" calcext:value-type="float">
            <text:p>0,000207</text:p>
          </table:table-cell>
          <table:table-cell/>
          <table:table-cell table:formula="of:=[.B37]" office:value-type="float" office:value="1.811822" calcext:value-type="float">
            <text:p>1,811822</text:p>
          </table:table-cell>
          <table:table-cell table:formula="of:=[.B38]" office:value-type="float" office:value="0.000347" calcext:value-type="float">
            <text:p>0,000347</text:p>
          </table:table-cell>
          <table:table-cell table:formula="of:=[.B39]" office:value-type="float" office:value="1.81218" calcext:value-type="float">
            <text:p>1,8121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.264867" calcext:value-type="float">
            <text:p>2,264867</text:p>
          </table:table-cell>
          <table:table-cell/>
          <table:table-cell table:formula="of:=[.B41]" office:value-type="float" office:value="1.660075" calcext:value-type="float">
            <text:p>1,660075</text:p>
          </table:table-cell>
          <table:table-cell table:formula="of:=[.B42]" office:value-type="float" office:value="0.000259" calcext:value-type="float">
            <text:p>0,000259</text:p>
          </table:table-cell>
          <table:table-cell table:formula="of:=[.B43]" office:value-type="float" office:value="1.660347" calcext:value-type="float">
            <text:p>1,66034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2.474272" calcext:value-type="float">
            <text:p>2,474272</text:p>
          </table:table-cell>
          <table:table-cell/>
          <table:table-cell table:formula="of:=SMALL([.D$1:.D$11];1)" office:value-type="float" office:value="1.660075" calcext:value-type="float">
            <text:p>1,660075</text:p>
          </table:table-cell>
          <table:table-cell table:formula="of:=SMALL([.E$1:.E$11];1)" office:value-type="float" office:value="0.000191" calcext:value-type="float">
            <text:p>0,000191</text:p>
          </table:table-cell>
          <table:table-cell table:formula="of:=SMALL([.F$1:.F$11];1)" office:value-type="float" office:value="1.660347" calcext:value-type="float">
            <text:p>1,660347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11" calcext:value-type="float">
            <text:p>0,000211</text:p>
          </table:table-cell>
          <table:table-cell/>
          <table:table-cell table:formula="of:=SMALL([.D$1:.D$11];2)" office:value-type="float" office:value="1.811822" calcext:value-type="float">
            <text:p>1,811822</text:p>
          </table:table-cell>
          <table:table-cell table:formula="of:=SMALL([.E$1:.E$11];2)" office:value-type="float" office:value="0.000207" calcext:value-type="float">
            <text:p>0,000207</text:p>
          </table:table-cell>
          <table:table-cell table:formula="of:=SMALL([.F$1:.F$11];2)" office:value-type="float" office:value="1.81218" calcext:value-type="float">
            <text:p>1,8121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.474495" calcext:value-type="float">
            <text:p>2,474495</text:p>
          </table:table-cell>
          <table:table-cell/>
          <table:table-cell table:formula="of:=SMALL([.D$1:.D$11];3)" office:value-type="float" office:value="1.939439" calcext:value-type="float">
            <text:p>1,939439</text:p>
          </table:table-cell>
          <table:table-cell table:formula="of:=SMALL([.E$1:.E$11];3)" office:value-type="float" office:value="0.000211" calcext:value-type="float">
            <text:p>0,000211</text:p>
          </table:table-cell>
          <table:table-cell table:formula="of:=SMALL([.F$1:.F$11];3)" office:value-type="float" office:value="1.939766" calcext:value-type="float">
            <text:p>1,939766</text:p>
          </table:table-cell>
        </table:table-row>
        <table:table-row table:style-name="ro1">
          <table:table-cell table:number-columns-repeated="3"/>
          <table:table-cell table:formula="of:=SMALL([.D$1:.D$11];4)" office:value-type="float" office:value="1.990347" calcext:value-type="float">
            <text:p>1,990347</text:p>
          </table:table-cell>
          <table:table-cell table:formula="of:=SMALL([.E$1:.E$11];4)" office:value-type="float" office:value="0.000227" calcext:value-type="float">
            <text:p>0,000227</text:p>
          </table:table-cell>
          <table:table-cell table:formula="of:=SMALL([.F$1:.F$11];4)" office:value-type="float" office:value="1.990586" calcext:value-type="float">
            <text:p>1,990586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2.059535" calcext:value-type="float">
            <text:p>2,059535</text:p>
          </table:table-cell>
          <table:table-cell/>
          <table:table-cell table:formula="of:=SMALL([.D$1:.D$11];5)" office:value-type="float" office:value="2.033638" calcext:value-type="float">
            <text:p>2,033638</text:p>
          </table:table-cell>
          <table:table-cell table:formula="of:=SMALL([.E$1:.E$11];5)" office:value-type="float" office:value="0.000235" calcext:value-type="float">
            <text:p>0,000235</text:p>
          </table:table-cell>
          <table:table-cell table:formula="of:=SMALL([.F$1:.F$11];5)" office:value-type="float" office:value="2.033996" calcext:value-type="float">
            <text:p>2,033996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91" calcext:value-type="float">
            <text:p>0,000191</text:p>
          </table:table-cell>
          <table:table-cell/>
          <table:table-cell table:formula="of:=AVERAGE([.D13:.D17])" office:value-type="float" office:value="1.8870642" calcext:value-type="float">
            <text:p>1,8870642</text:p>
          </table:table-cell>
          <table:table-cell table:formula="of:=AVERAGE([.E13:.E17])" office:value-type="float" office:value="0.0002142" calcext:value-type="float">
            <text:p>0,0002142</text:p>
          </table:table-cell>
          <table:table-cell table:formula="of:=AVERAGE([.F13:.F17])" office:value-type="float" office:value="1.887375" calcext:value-type="float">
            <text:p>1,88737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.059736" calcext:value-type="float">
            <text:p>2,05973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2.302306" calcext:value-type="float">
            <text:p>2,302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322" calcext:value-type="float">
            <text:p>0,0003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.302641" calcext:value-type="float">
            <text:p>2,30264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1.990347" calcext:value-type="float">
            <text:p>1,99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27" calcext:value-type="float">
            <text:p>0,0002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.990586" calcext:value-type="float">
            <text:p>1,99058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1.939439" calcext:value-type="float">
            <text:p>1,9394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314" calcext:value-type="float">
            <text:p>0,0003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.939766" calcext:value-type="float">
            <text:p>1,93976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2.411484" calcext:value-type="float">
            <text:p>2,4114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35" calcext:value-type="float">
            <text:p>0,0002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.411731" calcext:value-type="float">
            <text:p>2,41173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1.811822" calcext:value-type="float">
            <text:p>1,8118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347" calcext:value-type="float">
            <text:p>0,0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.81218" calcext:value-type="float">
            <text:p>1,8121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1.660075" calcext:value-type="float">
            <text:p>1,6600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59" calcext:value-type="float">
            <text:p>0,0002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.660347" calcext:value-type="float">
            <text:p>1,66034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1.646929" calcext:value-type="float">
            <text:p>1,6469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484" calcext:value-type="float">
            <text:p>0,0004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.647429" calcext:value-type="float">
            <text:p>1,64742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1.810508" calcext:value-type="float">
            <text:p>1,8105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08" calcext:value-type="float">
            <text:p>0,0002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.810728" calcext:value-type="float">
            <text:p>1,81072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2.071046" calcext:value-type="float">
            <text:p>2,0710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36" calcext:value-type="float">
            <text:p>0,000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.071417" calcext:value-type="float">
            <text:p>2,07141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1.82719" calcext:value-type="float">
            <text:p>1,827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91" calcext:value-type="float">
            <text:p>0,0002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.827493" calcext:value-type="float">
            <text:p>1,827493</text:p>
          </table:table-cell>
          <table:table-cell table:number-columns-repeated="4"/>
        </table:table-row>
        <table:table-row table:style-name="ro1" table:number-rows-repeated="59">
          <table:table-cell table:number-columns-repeated="6"/>
        </table:table-row>
        <table:table-row table:style-name="ro1"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AVERAGE([.B5];[.B9];[.B13];[.B17];[.B21];[.B25];[.B29];[.B33];[.B37];[.B41];[.B45];[.B49];[.B53];[.B57];[.B61];[.B65];[.B69];[.B73];[.B77];[.B81];[.B85];[.B89];[.B93];[.B97];[.B101];[.B105];[.B109];[.B113];[.B117])" office:value-type="float" office:value="2.02166" calcext:value-type="float">
            <text:p>2,02166</text:p>
          </table:table-cell>
          <table:table-cell table:number-columns-repeated="4"/>
        </table:table-row>
        <table:table-row table:style-name="ro1">
          <table:table-cell/>
          <table:table-cell table:formula="of:=AVERAGE([.B6];[.B10];[.B14];[.B18];[.B22];[.B26];[.B30];[.B34];[.B38];[.B42];[.B46];[.B50];[.B54];[.B58];[.B62];[.B66];[.B70];[.B74];[.B78];[.B82];[.B86];[.B90];[.B94];[.B98];[.B102];[.B106];[.B110];[.B114];[.B118])" office:value-type="float" office:value="0.000285857142857143" calcext:value-type="float">
            <text:p>0,000285857142857</text:p>
          </table:table-cell>
          <table:table-cell table:number-columns-repeated="4"/>
        </table:table-row>
        <table:table-row table:style-name="ro1">
          <table:table-cell/>
          <table:table-cell table:formula="of:=AVERAGE([.B7];[.B11];[.B15];[.B19];[.B23];[.B27];[.B31];[.B35];[.B39];[.B43];[.B47];[.B51];[.B55];[.B59];[.B63];[.B67];[.B71];[.B75];[.B79];[.B83];[.B87];[.B91];[.B95];[.B99];[.B103];[.B107];[.B111];[.B115];[.B119])" office:value-type="float" office:value="2.021958" calcext:value-type="float">
            <text:p>2,02195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/00/0000</text:date>, <text:time style:data-style-name="N2" text:time-value="23:56:17.72642978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1T23:56:20.626503062</dc:date>
    <meta:editing-duration>PT18M37S</meta:editing-duration>
    <meta:editing-cycles>20</meta:editing-cycles>
    <meta:generator>LibreOffice/6.2.5.2$Linux_X86_64 LibreOffice_project/20$Build-2</meta:generator>
    <meta:document-statistic meta:table-count="1" meta:cell-count="144" meta:object-count="0"/>
  </office:meta>
</office:document-meta>
</file>